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975cm"/>
    </style:style>
    <style:style style:name="co2" style:family="table-column">
      <style:table-column-properties fo:break-before="auto" style:column-width="1.275cm"/>
    </style:style>
    <style:style style:name="co3" style:family="table-column">
      <style:table-column-properties fo:break-before="auto" style:column-width="0.905cm"/>
    </style:style>
    <style:style style:name="co4" style:family="table-column">
      <style:table-column-properties fo:break-before="auto" style:column-width="1.5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nqian" table:style-name="ta1">
        <table:shapes>
          <draw:frame draw:z-index="0" draw:style-name="gr1" draw:text-style-name="P1" svg:width="15.993cm" svg:height="9.658cm" svg:x="13.826cm" svg:y="0.108cm">
            <draw:object draw:notify-on-update-of-ranges="menqian.F1:menqian.F1 menqian.F2:menqian.F19 menqian.G1:menqian.G1 menqian.G2:menqian.G19 menqian.H1:menqian.H1 menqian.H2:menqian.H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turn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ratio</text:p>
          </table:table-cell>
          <table:table-cell/>
          <table:table-cell table:formula="of:=[.A1]" office:value-type="string" office:string-value="turn" calcext:value-type="string">
            <text:p>turn</text:p>
          </table:table-cell>
          <table:table-cell table:formula="of:=[.B1]" office:value-type="string" office:string-value="magic" calcext:value-type="string">
            <text:p>magic</text:p>
          </table:table-cell>
          <table:table-cell table:formula="of:=[.C1]" office:value-type="string" office:string-value="real" calcext:value-type="string">
            <text:p>real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formula="of:=[.A2]" office:value-type="float" office:value="1" calcext:value-type="float">
            <text:p>1</text:p>
          </table:table-cell>
          <table:table-cell table:formula="of:=[.B2]/10000" office:value-type="float" office:value="0.0001" calcext:value-type="float">
            <text:p>0.0001</text:p>
          </table:table-cell>
          <table:table-cell table:formula="of:=[.C2]/10000" office:value-type="float" office:value="0.0001" calcext:value-type="float">
            <text:p>0.0001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]" office:value-type="float" office:value="2" calcext:value-type="float">
            <text:p>2</text:p>
          </table:table-cell>
          <table:table-cell table:formula="of:=[.B3]/10000" office:value-type="float" office:value="0.0002" calcext:value-type="float">
            <text:p>0.0002</text:p>
          </table:table-cell>
          <table:table-cell table:formula="of:=[.C3]/10000" office:value-type="float" office:value="0.0002" calcext:value-type="float">
            <text:p>0.00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]" office:value-type="float" office:value="3" calcext:value-type="float">
            <text:p>3</text:p>
          </table:table-cell>
          <table:table-cell table:formula="of:=[.B4]/10000" office:value-type="float" office:value="0.0002" calcext:value-type="float">
            <text:p>0.0002</text:p>
          </table:table-cell>
          <table:table-cell table:formula="of:=[.C4]/10000" office:value-type="float" office:value="0.0002" calcext:value-type="float">
            <text:p>0.0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]" office:value-type="float" office:value="4" calcext:value-type="float">
            <text:p>4</text:p>
          </table:table-cell>
          <table:table-cell table:formula="of:=[.B5]/10000" office:value-type="float" office:value="0.0007" calcext:value-type="float">
            <text:p>0.0007</text:p>
          </table:table-cell>
          <table:table-cell table:formula="of:=[.C5]/10000" office:value-type="float" office:value="0.0007" calcext:value-type="float">
            <text:p>0.00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.625" calcext:value-type="float">
            <text:p>1.625</text:p>
          </table:table-cell>
          <table:table-cell/>
          <table:table-cell table:formula="of:=[.A6]" office:value-type="float" office:value="5" calcext:value-type="float">
            <text:p>5</text:p>
          </table:table-cell>
          <table:table-cell table:formula="of:=[.B6]/10000" office:value-type="float" office:value="0.0026" calcext:value-type="float">
            <text:p>0.0026</text:p>
          </table:table-cell>
          <table:table-cell table:formula="of:=[.C6]/10000" office:value-type="float" office:value="0.0016" calcext:value-type="float">
            <text:p>0.00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36" calcext:value-type="float">
            <text:p>36</text:p>
          </table:table-cell>
          <table:table-cell office:value-type="float" office:value="2.13889" calcext:value-type="float">
            <text:p>2.13889</text:p>
          </table:table-cell>
          <table:table-cell/>
          <table:table-cell table:formula="of:=[.A7]" office:value-type="float" office:value="6" calcext:value-type="float">
            <text:p>6</text:p>
          </table:table-cell>
          <table:table-cell table:formula="of:=[.B7]/10000" office:value-type="float" office:value="0.0077" calcext:value-type="float">
            <text:p>0.0077</text:p>
          </table:table-cell>
          <table:table-cell table:formula="of:=[.C7]/10000" office:value-type="float" office:value="0.0036" calcext:value-type="float">
            <text:p>0.00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8" calcext:value-type="float">
            <text:p>158</text:p>
          </table:table-cell>
          <table:table-cell office:value-type="float" office:value="72" calcext:value-type="float">
            <text:p>72</text:p>
          </table:table-cell>
          <table:table-cell office:value-type="float" office:value="2.19444" calcext:value-type="float">
            <text:p>2.19444</text:p>
          </table:table-cell>
          <table:table-cell/>
          <table:table-cell table:formula="of:=[.A8]" office:value-type="float" office:value="7" calcext:value-type="float">
            <text:p>7</text:p>
          </table:table-cell>
          <table:table-cell table:formula="of:=[.B8]/10000" office:value-type="float" office:value="0.0158" calcext:value-type="float">
            <text:p>0.0158</text:p>
          </table:table-cell>
          <table:table-cell table:formula="of:=[.C8]/10000" office:value-type="float" office:value="0.0072" calcext:value-type="float">
            <text:p>0.00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4" calcext:value-type="float">
            <text:p>324</text:p>
          </table:table-cell>
          <table:table-cell office:value-type="float" office:value="119" calcext:value-type="float">
            <text:p>119</text:p>
          </table:table-cell>
          <table:table-cell office:value-type="float" office:value="2.72269" calcext:value-type="float">
            <text:p>2.72269</text:p>
          </table:table-cell>
          <table:table-cell/>
          <table:table-cell table:formula="of:=[.A9]" office:value-type="float" office:value="8" calcext:value-type="float">
            <text:p>8</text:p>
          </table:table-cell>
          <table:table-cell table:formula="of:=[.B9]/10000" office:value-type="float" office:value="0.0324" calcext:value-type="float">
            <text:p>0.0324</text:p>
          </table:table-cell>
          <table:table-cell table:formula="of:=[.C9]/10000" office:value-type="float" office:value="0.0119" calcext:value-type="float">
            <text:p>0.01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8" calcext:value-type="float">
            <text:p>578</text:p>
          </table:table-cell>
          <table:table-cell office:value-type="float" office:value="193" calcext:value-type="float">
            <text:p>193</text:p>
          </table:table-cell>
          <table:table-cell office:value-type="float" office:value="2.99482" calcext:value-type="float">
            <text:p>2.99482</text:p>
          </table:table-cell>
          <table:table-cell/>
          <table:table-cell table:formula="of:=[.A10]" office:value-type="float" office:value="9" calcext:value-type="float">
            <text:p>9</text:p>
          </table:table-cell>
          <table:table-cell table:formula="of:=[.B10]/10000" office:value-type="float" office:value="0.0578" calcext:value-type="float">
            <text:p>0.0578</text:p>
          </table:table-cell>
          <table:table-cell table:formula="of:=[.C10]/10000" office:value-type="float" office:value="0.0193" calcext:value-type="float">
            <text:p>0.01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75" calcext:value-type="float">
            <text:p>975</text:p>
          </table:table-cell>
          <table:table-cell office:value-type="float" office:value="294" calcext:value-type="float">
            <text:p>294</text:p>
          </table:table-cell>
          <table:table-cell office:value-type="float" office:value="3.31633" calcext:value-type="float">
            <text:p>3.31633</text:p>
          </table:table-cell>
          <table:table-cell/>
          <table:table-cell table:formula="of:=[.A11]" office:value-type="float" office:value="10" calcext:value-type="float">
            <text:p>10</text:p>
          </table:table-cell>
          <table:table-cell table:formula="of:=[.B11]/10000" office:value-type="float" office:value="0.0975" calcext:value-type="float">
            <text:p>0.0975</text:p>
          </table:table-cell>
          <table:table-cell table:formula="of:=[.C11]/10000" office:value-type="float" office:value="0.0294" calcext:value-type="float">
            <text:p>0.02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17" calcext:value-type="float">
            <text:p>1517</text:p>
          </table:table-cell>
          <table:table-cell office:value-type="float" office:value="409" calcext:value-type="float">
            <text:p>409</text:p>
          </table:table-cell>
          <table:table-cell office:value-type="float" office:value="3.70905" calcext:value-type="float">
            <text:p>3.70905</text:p>
          </table:table-cell>
          <table:table-cell/>
          <table:table-cell table:formula="of:=[.A12]" office:value-type="float" office:value="11" calcext:value-type="float">
            <text:p>11</text:p>
          </table:table-cell>
          <table:table-cell table:formula="of:=[.B12]/10000" office:value-type="float" office:value="0.1517" calcext:value-type="float">
            <text:p>0.1517</text:p>
          </table:table-cell>
          <table:table-cell table:formula="of:=[.C12]/10000" office:value-type="float" office:value="0.0409" calcext:value-type="float">
            <text:p>0.04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94" calcext:value-type="float">
            <text:p>2194</text:p>
          </table:table-cell>
          <table:table-cell office:value-type="float" office:value="557" calcext:value-type="float">
            <text:p>557</text:p>
          </table:table-cell>
          <table:table-cell office:value-type="float" office:value="3.93896" calcext:value-type="float">
            <text:p>3.93896</text:p>
          </table:table-cell>
          <table:table-cell/>
          <table:table-cell table:formula="of:=[.A13]" office:value-type="float" office:value="12" calcext:value-type="float">
            <text:p>12</text:p>
          </table:table-cell>
          <table:table-cell table:formula="of:=[.B13]/10000" office:value-type="float" office:value="0.2194" calcext:value-type="float">
            <text:p>0.2194</text:p>
          </table:table-cell>
          <table:table-cell table:formula="of:=[.C13]/10000" office:value-type="float" office:value="0.0557" calcext:value-type="float">
            <text:p>0.05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03" calcext:value-type="float">
            <text:p>3003</text:p>
          </table:table-cell>
          <table:table-cell office:value-type="float" office:value="764" calcext:value-type="float">
            <text:p>764</text:p>
          </table:table-cell>
          <table:table-cell office:value-type="float" office:value="3.93063" calcext:value-type="float">
            <text:p>3.93063</text:p>
          </table:table-cell>
          <table:table-cell/>
          <table:table-cell table:formula="of:=[.A14]" office:value-type="float" office:value="13" calcext:value-type="float">
            <text:p>13</text:p>
          </table:table-cell>
          <table:table-cell table:formula="of:=[.B14]/10000" office:value-type="float" office:value="0.3003" calcext:value-type="float">
            <text:p>0.3003</text:p>
          </table:table-cell>
          <table:table-cell table:formula="of:=[.C14]/10000" office:value-type="float" office:value="0.0764" calcext:value-type="float">
            <text:p>0.07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06" calcext:value-type="float">
            <text:p>3906</text:p>
          </table:table-cell>
          <table:table-cell office:value-type="float" office:value="988" calcext:value-type="float">
            <text:p>988</text:p>
          </table:table-cell>
          <table:table-cell office:value-type="float" office:value="3.95344" calcext:value-type="float">
            <text:p>3.95344</text:p>
          </table:table-cell>
          <table:table-cell/>
          <table:table-cell table:formula="of:=[.A15]" office:value-type="float" office:value="14" calcext:value-type="float">
            <text:p>14</text:p>
          </table:table-cell>
          <table:table-cell table:formula="of:=[.B15]/10000" office:value-type="float" office:value="0.3906" calcext:value-type="float">
            <text:p>0.3906</text:p>
          </table:table-cell>
          <table:table-cell table:formula="of:=[.C15]/10000" office:value-type="float" office:value="0.0988" calcext:value-type="float">
            <text:p>0.09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76" calcext:value-type="float">
            <text:p>4776</text:p>
          </table:table-cell>
          <table:table-cell office:value-type="float" office:value="1221" calcext:value-type="float">
            <text:p>1221</text:p>
          </table:table-cell>
          <table:table-cell office:value-type="float" office:value="3.91155" calcext:value-type="float">
            <text:p>3.91155</text:p>
          </table:table-cell>
          <table:table-cell/>
          <table:table-cell table:formula="of:=[.A16]" office:value-type="float" office:value="15" calcext:value-type="float">
            <text:p>15</text:p>
          </table:table-cell>
          <table:table-cell table:formula="of:=[.B16]/10000" office:value-type="float" office:value="0.4776" calcext:value-type="float">
            <text:p>0.4776</text:p>
          </table:table-cell>
          <table:table-cell table:formula="of:=[.C16]/10000" office:value-type="float" office:value="0.1221" calcext:value-type="float">
            <text:p>0.12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99" calcext:value-type="float">
            <text:p>5699</text:p>
          </table:table-cell>
          <table:table-cell office:value-type="float" office:value="1497" calcext:value-type="float">
            <text:p>1497</text:p>
          </table:table-cell>
          <table:table-cell office:value-type="float" office:value="3.80695" calcext:value-type="float">
            <text:p>3.80695</text:p>
          </table:table-cell>
          <table:table-cell/>
          <table:table-cell table:formula="of:=[.A17]" office:value-type="float" office:value="16" calcext:value-type="float">
            <text:p>16</text:p>
          </table:table-cell>
          <table:table-cell table:formula="of:=[.B17]/10000" office:value-type="float" office:value="0.5699" calcext:value-type="float">
            <text:p>0.5699</text:p>
          </table:table-cell>
          <table:table-cell table:formula="of:=[.C17]/10000" office:value-type="float" office:value="0.1497" calcext:value-type="float">
            <text:p>0.14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00" calcext:value-type="float">
            <text:p>6600</text:p>
          </table:table-cell>
          <table:table-cell office:value-type="float" office:value="1787" calcext:value-type="float">
            <text:p>1787</text:p>
          </table:table-cell>
          <table:table-cell office:value-type="float" office:value="3.69334" calcext:value-type="float">
            <text:p>3.69334</text:p>
          </table:table-cell>
          <table:table-cell/>
          <table:table-cell table:formula="of:=[.A18]" office:value-type="float" office:value="17" calcext:value-type="float">
            <text:p>17</text:p>
          </table:table-cell>
          <table:table-cell table:formula="of:=[.B18]/10000" office:value-type="float" office:value="0.66" calcext:value-type="float">
            <text:p>0.66</text:p>
          </table:table-cell>
          <table:table-cell table:formula="of:=[.C18]/10000" office:value-type="float" office:value="0.1787" calcext:value-type="float">
            <text:p>0.17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366" calcext:value-type="float">
            <text:p>7366</text:p>
          </table:table-cell>
          <table:table-cell office:value-type="float" office:value="2098" calcext:value-type="float">
            <text:p>2098</text:p>
          </table:table-cell>
          <table:table-cell office:value-type="float" office:value="3.51096" calcext:value-type="float">
            <text:p>3.51096</text:p>
          </table:table-cell>
          <table:table-cell/>
          <table:table-cell table:formula="of:=[.A19]" office:value-type="float" office:value="18" calcext:value-type="float">
            <text:p>18</text:p>
          </table:table-cell>
          <table:table-cell table:formula="of:=[.B19]/10000" office:value-type="float" office:value="0.7366" calcext:value-type="float">
            <text:p>0.7366</text:p>
          </table:table-cell>
          <table:table-cell table:formula="of:=[.C19]/10000" office:value-type="float" office:value="0.2098" calcext:value-type="float">
            <text:p>0.20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0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0T20:02:24.747000000</dc:date>
    <meta:editing-duration>PT10M23S</meta:editing-duration>
    <meta:editing-cycles>2</meta:editing-cycles>
    <meta:generator>LibreOffice/7.2.6.2$Windows_X86_64 LibreOffice_project/b0ec3a565991f7569a5a7f5d24fed7f52653d754</meta:generator>
    <meta:document-statistic meta:table-count="1" meta:cell-count="133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4cm" svg:height="9.659cm" xlink:href=".." xlink:type="simple" chart:class="chart:line" chart:style-name="ch1">
        <chart:title svg:x="5.621cm" svg:y="0.329cm" chart:style-name="ch2">
          <text:p>門前の面子手の和了率</text:p>
        </chart:title>
        <chart:subtitle svg:x="6.763cm" svg:y="1.452cm" chart:style-name="ch3">
          <text:p>門前ツモ条件</text:p>
        </chart:subtitle>
        <chart:legend chart:legend-position="end" svg:x="13.645cm" svg:y="4.166cm" style:legend-expansion="high" chart:style-name="ch4"/>
        <chart:plot-area chart:style-name="ch5" table:cell-range-address="menqian.F1:menqian.H19" chart:data-source-has-labels="both" svg:x="1.419cm" svg:y="2.442cm" svg:width="11.907cm" svg:height="5.954cm">
          <chart:coordinate-region svg:x="2.164cm" svg:y="2.699cm" svg:width="10.966cm" svg:height="4.935cm"/>
          <chart:axis chart:dimension="x" chart:name="primary-x" chart:style-name="ch6" chartooo:axis-type="auto">
            <chartooo:date-scale/>
            <chart:title svg:x="6.997cm" svg:y="8.59cm" chart:style-name="ch7">
              <text:p>巡目</text:p>
            </chart:title>
            <chart:categories table:cell-range-address="menqian.F2:menqian.F19"/>
          </chart:axis>
          <chart:axis chart:dimension="y" chart:name="primary-y" chart:style-name="ch6">
            <chart:title svg:x="0.451cm" svg:y="5.953cm" chart:style-name="ch8">
              <text:p>和了率</text:p>
            </chart:title>
            <chart:grid chart:style-name="ch9" chart:class="major"/>
          </chart:axis>
          <chart:series chart:style-name="ch10" chart:values-cell-range-address="menqian.G2:menqian.G19" chart:label-cell-address="menqian.G1:menqian.G1" chart:class="chart:line">
            <chart:data-point chart:repeated="18"/>
          </chart:series>
          <chart:series chart:style-name="ch11" chart:values-cell-range-address="menqian.H2:menqian.H19" chart:label-cell-address="menqian.H1:menqian.H1" chart:class="chart:line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gic</text:p>
                <draw:g>
                  <svg:desc>menqian.G1:menqian.G1</svg:desc>
                </draw:g>
              </table:table-cell>
              <table:table-cell office:value-type="string">
                <text:p>real</text:p>
                <draw:g>
                  <svg:desc>menqian.H1:menqian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menqian.F2:menqian.F19</svg:desc>
                </draw:g>
              </table:table-cell>
              <table:table-cell office:value-type="float" office:value="0.0001">
                <text:p>0.0001</text:p>
                <draw:g>
                  <svg:desc>menqian.G2:menqian.G19</svg:desc>
                </draw:g>
              </table:table-cell>
              <table:table-cell office:value-type="float" office:value="0.0001">
                <text:p>0.0001</text:p>
                <draw:g>
                  <svg:desc>menqian.H2:menqian.H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7">
                <text:p>0.0007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26">
                <text:p>0.0026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77">
                <text:p>0.0077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158">
                <text:p>0.0158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324">
                <text:p>0.0324</text:p>
              </table:table-cell>
              <table:table-cell office:value-type="float" office:value="0.0119">
                <text:p>0.011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578">
                <text:p>0.0578</text:p>
              </table:table-cell>
              <table:table-cell office:value-type="float" office:value="0.0193">
                <text:p>0.019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975">
                <text:p>0.0975</text:p>
              </table:table-cell>
              <table:table-cell office:value-type="float" office:value="0.0294">
                <text:p>0.029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517">
                <text:p>0.1517</text:p>
              </table:table-cell>
              <table:table-cell office:value-type="float" office:value="0.0409">
                <text:p>0.040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194">
                <text:p>0.2194</text:p>
              </table:table-cell>
              <table:table-cell office:value-type="float" office:value="0.0557">
                <text:p>0.055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003">
                <text:p>0.3003</text:p>
              </table:table-cell>
              <table:table-cell office:value-type="float" office:value="0.0764">
                <text:p>0.076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906">
                <text:p>0.3906</text:p>
              </table:table-cell>
              <table:table-cell office:value-type="float" office:value="0.0988">
                <text:p>0.098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776">
                <text:p>0.4776</text:p>
              </table:table-cell>
              <table:table-cell office:value-type="float" office:value="0.1221">
                <text:p>0.122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699">
                <text:p>0.5699</text:p>
              </table:table-cell>
              <table:table-cell office:value-type="float" office:value="0.1497">
                <text:p>0.149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66">
                <text:p>0.66</text:p>
              </table:table-cell>
              <table:table-cell office:value-type="float" office:value="0.1787">
                <text:p>0.178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7366">
                <text:p>0.7366</text:p>
              </table:table-cell>
              <table:table-cell office:value-type="float" office:value="0.2098">
                <text:p>0.20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